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ucida Sans" svg:font-family="'Lucida Sans'" style:font-family-generic="swiss" style:font-pitch="variable"/>
  </office:font-face-decls>
  <office:automatic-styles>
    <style:style style:name="Tabela1" style:family="table">
      <style:table-properties style:width="16cm" fo:margin-left="0cm" table:align="left"/>
    </style:style>
    <style:style style:name="Tabela1.A" style:family="table-column">
      <style:table-column-properties style:column-width="1.392cm"/>
    </style:style>
    <style:style style:name="Tabela1.B" style:family="table-column">
      <style:table-column-properties style:column-width="3.314cm"/>
    </style:style>
    <style:style style:name="Tabela1.C" style:family="table-column">
      <style:table-column-properties style:column-width="2.785cm"/>
    </style:style>
    <style:style style:name="Tabela1.D" style:family="table-column">
      <style:table-column-properties style:column-width="8.509cm"/>
    </style:style>
    <style:style style:name="Tabela1.A1" style:family="table-cell">
      <style:table-cell-properties fo:padding="0.097cm" fo:border-left="0.25pt solid #000000" fo:border-right="none" fo:border-top="0.25pt solid #000000" fo:border-bottom="0.25pt solid #000000" style:writing-mode="lr-tb"/>
    </style:style>
    <style:style style:name="Tabela1.D1" style:family="table-cell">
      <style:table-cell-properties fo:padding="0.097cm" fo:border="0.25pt solid #000000" style:writing-mode="lr-tb"/>
    </style:style>
    <style:style style:name="Tabela1.A2" style:family="table-cell">
      <style:table-cell-properties fo:padding="0.097cm" fo:border-left="0.25pt solid #000000" fo:border-right="none" fo:border-top="none" fo:border-bottom="0.25pt solid #000000" style:writing-mode="lr-tb"/>
    </style:style>
    <style:style style:name="Tabela1.D2" style:family="table-cell">
      <style:table-cell-properties fo:padding="0.097cm" fo:border-left="0.25pt solid #000000" fo:border-right="0.25pt solid #000000" fo:border-top="none" fo:border-bottom="0.25pt solid #000000" style:writing-mode="lr-tb"/>
    </style:style>
    <style:style style:name="P1" style:family="paragraph" style:parent-style-name="Header">
      <style:paragraph-properties fo:text-align="end" style:justify-single-word="false"/>
    </style:style>
    <style:style style:name="P2" style:family="paragraph" style:parent-style-name="ABNT_20_-_20_Títulos_20_centralizados">
      <style:paragraph-properties fo:break-before="page"/>
    </style:style>
    <style:style style:name="P3" style:family="paragraph" style:parent-style-name="ABNT_20_-_20_Capa">
      <style:text-properties fo:font-weight="normal" style:font-weight-asian="normal"/>
    </style:style>
    <style:style style:name="P4" style:family="paragraph" style:parent-style-name="ABNT_20_-_20_Capa">
      <style:text-properties officeooo:paragraph-rsid="00184363"/>
    </style:style>
    <style:style style:name="P5" style:family="paragraph" style:parent-style-name="Contents_20_1">
      <style:paragraph-properties>
        <style:tab-stops>
          <style:tab-stop style:position="2cm" style:type="right" style:leader-style="dotted" style:leader-text="."/>
          <style:tab-stop style:position="16cm" style:type="right" style:leader-style="dotted" style:leader-text="."/>
        </style:tab-stops>
      </style:paragraph-properties>
    </style:style>
    <style:style style:name="P6" style:family="paragraph" style:parent-style-name="Contents_20_2">
      <style:paragraph-properties>
        <style:tab-stops>
          <style:tab-stop style:position="2cm" style:type="right" style:leader-style="dotted" style:leader-text="."/>
          <style:tab-stop style:position="16cm" style:type="right" style:leader-style="dotted" style:leader-text="."/>
        </style:tab-stops>
      </style:paragraph-properties>
    </style:style>
    <style:style style:name="P7" style:family="paragraph" style:parent-style-name="Table_20_Contents">
      <style:paragraph-properties fo:margin-left="0cm" fo:margin-right="0cm" fo:text-indent="0cm" style:auto-text-indent="false">
        <style:tab-stops/>
      </style:paragraph-properties>
      <style:text-properties style:font-name="Times New Roman" fo:font-weight="bold" style:font-weight-asian="bold" style:font-weight-complex="bold"/>
    </style:style>
    <style:style style:name="P8" style:family="paragraph" style:parent-style-name="Table_20_Contents">
      <style:paragraph-properties fo:margin-left="0cm" fo:margin-right="0cm" fo:text-indent="0cm" style:auto-text-indent="false">
        <style:tab-stops/>
      </style:paragraph-properties>
      <style:text-properties style:font-name="Times New Roman"/>
    </style:style>
    <style:style style:name="P9" style:family="paragraph" style:parent-style-name="ABNT_20_-_20_Corpo_20_de_20_texto">
      <style:text-properties fo:text-transform="uppercase"/>
    </style:style>
    <style:style style:name="P10" style:family="paragraph" style:parent-style-name="ABNT_20_-_20_Capa" style:master-page-name="MP0">
      <style:paragraph-properties style:page-number="auto" fo:break-before="page"/>
    </style:style>
    <style:style style:name="P11" style:family="paragraph" style:parent-style-name="ABNT_20_-_20_Corpo_20_de_20_texto">
      <style:paragraph-properties fo:margin-left="0cm" fo:margin-right="0cm" fo:text-indent="0cm" style:auto-text-indent="false"/>
    </style:style>
    <style:style style:name="P12" style:family="paragraph" style:parent-style-name="ABNT_20_-_20_Título_20_1" style:master-page-name="MP1">
      <style:paragraph-properties style:page-number="auto" fo:break-before="page"/>
    </style:style>
    <style:style style:name="T1" style:family="text">
      <style:text-properties style:font-name="Times New Roman" fo:font-size="10pt" style:font-size-asian="10pt" style:font-size-complex="10pt"/>
    </style:style>
    <style:style style:name="T2" style:family="text">
      <style:text-properties fo:color="#000000" loext:opacity="100%"/>
    </style:style>
    <style:style style:name="T3" style:family="text">
      <style:text-properties fo:text-transform="uppercase"/>
    </style:style>
    <style:style style:name="T4" style:family="text">
      <style:text-properties officeooo:rsid="00184363"/>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UNIVERSIDADE FEDERAL DA FRONTEIRA SUL</text:p>
      <text:p text:style-name="ABNT_20_-_20_Capa">CAMPUS <text:span text:style-name="Fonte_20_parág._20_padrão"><text:span text:style-name="T2">CHAPECÓ</text:span></text:span></text:p>
      <text:p text:style-name="ABNT_20_-_20_Capa">CURSO DE Ciênc<text:span text:style-name="Fonte_20_parág._20_padrão"><text:span text:style-name="T2">ia da computação</text:span></text:span></text:p>
      <text:p text:style-name="ABNT_20_-_20_Capa"/>
      <text:p text:style-name="ABNT_20_-_20_Capa"/>
      <text:p text:style-name="ABNT_20_-_20_Capa"/>
      <text:p text:style-name="ABNT_20_-_20_Capa"/>
      <text:p text:style-name="ABNT_20_-_20_Capa"/>
      <text:p text:style-name="ABNT_20_-_20_Capa"/>
      <text:p text:style-name="ABNT_20_-_20_Capa"/>
      <text:p text:style-name="P4">gabrielli g<text:span text:style-name="T4">rossi</text:span> lara</text:p>
      <text:p text:style-name="ABNT_20_-_20_Capa">luiz <text:s/>h<text:span text:style-name="T4">enrique</text:span> r<text:span text:style-name="T4">igo</text:span> faccio</text:p>
      <text:p text:style-name="ABNT_20_-_20_Capa"/>
      <text:p text:style-name="ABNT_20_-_20_Capa"/>
      <text:p text:style-name="ABNT_20_-_20_Capa"/>
      <text:p text:style-name="ABNT_20_-_20_Capa"/>
      <text:p text:style-name="ABNT_20_-_20_Capa"/>
      <text:p text:style-name="ABNT_20_-_20_Capa">trabalho integrador – parte 1</text:p>
      <text:p text:style-name="P3">Elicitação e especificação de requisitos</text:p>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chapecó</text:p>
      <text:p text:style-name="ABNT_20_-_20_Capa">2023</text:p>
      <text:p text:style-name="P2">sumário</text:p>
      <text:table-of-content text:style-name="Sect1" text:name="_TOC0">
        <text:table-of-content-source text:outline-level="9">
          <text:index-title-template text:style-name="Contents_20_Heading">Índice</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611_1891838044" office:target-frame-name="_top" xlink:show="replace" text:style-name="Internet_20_link" text:visited-style-name="Visited_20_Internet_20_Link">1<text:tab/>Empresa<text:tab/>3</text:a></text:p>
          <text:p text:style-name="P6"><text:a xlink:type="simple" xlink:href="#__RefHeading__613_1891838044" office:target-frame-name="_top" xlink:show="replace" text:style-name="Internet_20_link" text:visited-style-name="Visited_20_Internet_20_Link">1.1<text:tab/>Identificação<text:tab/>3</text:a></text:p>
          <text:p text:style-name="P6"><text:a xlink:type="simple" xlink:href="#__RefHeading__615_1891838044" office:target-frame-name="_top" xlink:show="replace" text:style-name="Internet_20_link" text:visited-style-name="Visited_20_Internet_20_Link">1.2<text:tab/>ENTREVISTADOS<text:tab/>3</text:a></text:p>
          <text:p text:style-name="P6"><text:a xlink:type="simple" xlink:href="#__RefHeading__617_1891838044" office:target-frame-name="_top" xlink:show="replace" text:style-name="Internet_20_link" text:visited-style-name="Visited_20_Internet_20_Link">1.3<text:tab/>FUNCIONAMENTO DA EMPRESA<text:tab/>3</text:a></text:p>
          <text:p text:style-name="P6"><text:a xlink:type="simple" xlink:href="#__RefHeading__619_1891838044" office:target-frame-name="_top" xlink:show="replace" text:style-name="Internet_20_link" text:visited-style-name="Visited_20_Internet_20_Link">1.4<text:tab/>PROBLEMAS ENCONTRADOS<text:tab/>3</text:a></text:p>
          <text:p text:style-name="P6"><text:a xlink:type="simple" xlink:href="#__RefHeading__621_1891838044" office:target-frame-name="_top" xlink:show="replace" text:style-name="Internet_20_link" text:visited-style-name="Visited_20_Internet_20_Link">1.5<text:tab/>NECESSIDADES E EXPECTATIVAS<text:tab/>3</text:a></text:p>
          <text:p text:style-name="P5"><text:a xlink:type="simple" xlink:href="#__RefHeading__623_1891838044" office:target-frame-name="_top" xlink:show="replace" text:style-name="Internet_20_link" text:visited-style-name="Visited_20_Internet_20_Link">2<text:tab/>Requisitos<text:tab/>4</text:a></text:p>
          <text:p text:style-name="P6"><text:a xlink:type="simple" xlink:href="#__RefHeading__625_1891838044" office:target-frame-name="_top" xlink:show="replace" text:style-name="Internet_20_link" text:visited-style-name="Visited_20_Internet_20_Link">2.1<text:tab/>Requisitos funcionais<text:tab/>4</text:a></text:p>
          <text:p text:style-name="P5"><text:a xlink:type="simple" xlink:href="#__RefHeading__627_1891838044" office:target-frame-name="_top" xlink:show="replace" text:style-name="Internet_20_link" text:visited-style-name="Visited_20_Internet_20_Link">3<text:tab/>github<text:tab/>5</text:a></text:p>
        </text:index-body>
      </text:table-of-content>
      <text:h text:style-name="P12" text:outline-level="1"><text:bookmark-start text:name="__RefHeading__611_1891838044"/>Empresa<text:bookmark-end text:name="__RefHeading__611_1891838044"/></text:h>
      <text:h text:style-name="ABNT_20_-_20_Título_20_2" text:outline-level="2"><text:bookmark-start text:name="__RefHeading__613_1891838044"/>Identificação<text:bookmark-end text:name="__RefHeading__613_1891838044"/></text:h>
      <text:p text:style-name="ABNT_20_-_20_Corpo_20_de_20_texto">A empresa escolhida para o desenvolvimento do trabalho é a Embarque 22. É uma agência de viagens que presta serviços de consultoria e planejamento de pacotes de viagens e está no mercado a 5 anos.</text:p>
      <text:h text:style-name="ABNT_20_-_20_Título_20_2" text:outline-level="2"><text:bookmark-start text:name="__RefHeading__615_1891838044"/>ENTREVISTADOS<text:bookmark-end text:name="__RefHeading__615_1891838044"/></text:h>
      <text:p text:style-name="ABNT_20_-_20_Corpo_20_de_20_texto"><text:span text:style-name="Fonte_20_parág._20_padrão"><text:span text:style-name="T3"><text:tab/></text:span></text:span>Entrevistamos Drielli Lara Magro, dona da Embarque 22 e seus demais colaboradores, Luciane Hesper, Emely Curti e Marcos Padilha. </text:p>
      <text:h text:style-name="ABNT_20_-_20_Título_20_2" text:outline-level="2"><text:bookmark-start text:name="__RefHeading__617_1891838044"/>FUNCIONAMENTO DA EMPRESA<text:bookmark-end text:name="__RefHeading__617_1891838044"/></text:h>
      <text:p text:style-name="ABNT_20_-_20_Corpo_20_de_20_texto">A agência trabalha com portais de diversas operadoras, as quais possuem todas as escolhas de passagens aéreas, hospedagem e demais serviços necessários para uma viagem. Em cada portal já são organizados os pacotes de viagens e feito seus pagamentos. O acompanhamento de uma venda é feita de forma manual por cada agente, assim como a administração de finanças e relatórios é feito manualmente pelo Excel.</text:p>
      <text:h text:style-name="ABNT_20_-_20_Título_20_2" text:outline-level="2"><text:bookmark-start text:name="__RefHeading__619_1891838044"/>PROBLEMAS ENCONTRADOS<text:bookmark-end text:name="__RefHeading__619_1891838044"/></text:h>
      <text:p text:style-name="ABNT_20_-_20_Corpo_20_de_20_texto"><text:span text:style-name="Fonte_20_parág._20_padrão"><text:span text:style-name="T3">A</text:span></text:span> agência ainda não possui um software para auxiliar na área da organização pessoal de cada agente, o que facilitaria na administração dos diversos clientes e afazeres específicos de cada colaborador, ou mesmo um software para auxiliar na área das finanças gerando relatórios com estatísticas úteis, compilando e armazenando informações sobre as vendas, clientes e agentes da empresa. </text:p>
      <text:p text:style-name="ABNT_20_-_20_Corpo_20_de_20_texto">A empresa utiliza muito de vários relatórios para entender sobre suas metas, objetivos e perfil de vendas, mas isso tudo até agora foi feito manualmente. Então para se ter um relatório com algum objetivo específico, a administração tem de buscar venda por venda para ser a feita análise, gerando um alto custo de tempo.</text:p>
      <text:h text:style-name="ABNT_20_-_20_Título_20_2" text:outline-level="2"><text:bookmark-start text:name="__RefHeading__621_1891838044"/><text:soft-page-break/>NECESSIDADES E EXPECTATIVAS<text:bookmark-end text:name="__RefHeading__621_1891838044"/></text:h>
      <text:p text:style-name="P11"><text:tab/>Dada a ausência de uma ferramenta para auxiliar no dia-a-dia dos colaboradores e também unificar e armazenar dados dos trabalhos executados, combinou-se que na conclusão do projeto esperava-se ter um software digital que fosse capaz de facilitar os trabalhos manuais dos agentes (lembrando-os de acontecimentos prestes a ocorrer e disponibilizando um repositório de anotações e lembretes) bem como auxiliar na gerência da empresa através do salvamento e compilação de informações de viagens vendidas, clientes, destinos, interesses e colaboradores.</text:p>
      <text:p text:style-name="P11"/>
      <text:h text:style-name="ABNT_20_-_20_Título_20_2" text:outline-level="2">Documento</text:h>
      <text:p text:style-name="ABNT_20_-_20_Corpo_20_de_20_texto"/>
      <text:h text:style-name="ABNT_20_-_20_Título_20_1" text:outline-level="1"><text:bookmark-start text:name="__RefHeading__623_1891838044"/>Requisitos<text:bookmark-end text:name="__RefHeading__623_1891838044"/></text:h>
      <text:h text:style-name="ABNT_20_-_20_Título_20_2" text:outline-level="2"><text:bookmark-start text:name="__RefHeading__625_1891838044"/>Requisitos funcionais<text:bookmark-end text:name="__RefHeading__625_1891838044"/></text:h>
      <table:table table:name="Tabela1" table:style-name="Tabela1">
        <table:table-column table:style-name="Tabela1.A"/>
        <table:table-column table:style-name="Tabela1.B"/>
        <table:table-column table:style-name="Tabela1.C"/>
        <table:table-column table:style-name="Tabela1.D"/>
        <table:table-row table:style-name="TableLine2890765962480">
          <table:table-cell table:style-name="Tabela1.A1" office:value-type="string">
            <text:p text:style-name="P7">ID</text:p>
          </table:table-cell>
          <table:table-cell table:style-name="Tabela1.A1" office:value-type="string">
            <text:p text:style-name="P7">REQUISTO</text:p>
          </table:table-cell>
          <table:table-cell table:style-name="Tabela1.A1" office:value-type="string">
            <text:p text:style-name="P7">USUÁRIO</text:p>
          </table:table-cell>
          <table:table-cell table:style-name="Tabela1.D1" office:value-type="string">
            <text:p text:style-name="P7">DESCRIÇÃO</text:p>
          </table:table-cell>
        </table:table-row>
        <table:table-row table:style-name="TableLine2890765971456">
          <table:table-cell table:style-name="Tabela1.A2" office:value-type="string">
            <text:p text:style-name="P8">RF01</text:p>
          </table:table-cell>
          <table:table-cell table:style-name="Tabela1.A2" office:value-type="string">
            <text:p text:style-name="P8">Efetuar login</text:p>
          </table:table-cell>
          <table:table-cell table:style-name="Tabela1.A2" office:value-type="string">
            <text:p text:style-name="P8">Agente, Administrador</text:p>
          </table:table-cell>
          <table:table-cell table:style-name="Tabela1.D2" office:value-type="string">
            <text:p text:style-name="P8">Para fazer o login o usuário deve fornecer seu e-mail e senha. A dashboard inicial deve apresentar suas funções conforme o cargo do usuário.</text:p>
          </table:table-cell>
        </table:table-row>
        <table:table-row table:style-name="TableLine2890765967648">
          <table:table-cell table:style-name="Tabela1.A2" office:value-type="string">
            <text:p text:style-name="P8">RF02</text:p>
          </table:table-cell>
          <table:table-cell table:style-name="Tabela1.A2" office:value-type="string">
            <text:p text:style-name="P8">Dashboard Inicial</text:p>
          </table:table-cell>
          <table:table-cell table:style-name="Tabela1.A2" office:value-type="string">
            <text:p text:style-name="P8">Agente</text:p>
          </table:table-cell>
          <table:table-cell table:style-name="Tabela1.D2" office:value-type="string">
            <text:p text:style-name="P8">Deve possuir uma aba lateral que habilite o usuário cadastrar lembretes com uma descrição e data em que foi cadastrado. Acima da barra lateral, deve existir um botão que fique destacado quando possuir notificações, estas que devem ser: quando um cliente estiver de aniversário e quando um cliente estiver próximo da data de embarque de sua viagem. Ademais, a dashboard deve possuir botões para cadastrar clientes, viagens/vendas, destinos e interesses.</text:p>
          </table:table-cell>
        </table:table-row>
        <table:table-row table:style-name="TableLine2890765960848">
          <table:table-cell table:style-name="Tabela1.A2" office:value-type="string">
            <text:p text:style-name="P8">RF03</text:p>
          </table:table-cell>
          <table:table-cell table:style-name="Tabela1.A2" office:value-type="string">
            <text:p text:style-name="P8">Dashboard inicial</text:p>
          </table:table-cell>
          <table:table-cell table:style-name="Tabela1.A2" office:value-type="string">
            <text:p text:style-name="P8">Administrador</text:p>
          </table:table-cell>
          <table:table-cell table:style-name="Tabela1.D2" office:value-type="string">
            <text:p text:style-name="P8">Deve possuir botões e filtros para gerar relatórios de acordo com datas, agentes, destinos e interesses.</text:p>
          </table:table-cell>
        </table:table-row>
        <table:table-row table:style-name="TableLine2890765959760">
          <table:table-cell table:style-name="Tabela1.A2" office:value-type="string">
            <text:p text:style-name="P8">RF04</text:p>
          </table:table-cell>
          <table:table-cell table:style-name="Tabela1.A2" office:value-type="string">
            <text:p text:style-name="P8">Manter cadastro de agentes</text:p>
          </table:table-cell>
          <table:table-cell table:style-name="Tabela1.A2" office:value-type="string">
            <text:p text:style-name="P8">Administrador</text:p>
          </table:table-cell>
          <table:table-cell table:style-name="Tabela1.D2" office:value-type="string">
            <text:p text:style-name="P8">O sistema deve ser capaz de cadastrar e alterar cadastros de agentes. Cada agente deve possuir nome, cpf, endereço, data de nascimento, salário, acordos/comissão, se possui férias, número de vendas, valor das vendas. Deve existir um histórico de alterações feitas no perfil de um agente.</text:p>
          </table:table-cell>
        </table:table-row>
        <table:table-row table:style-name="TableLine2890765973360">
          <table:table-cell table:style-name="Tabela1.A2" office:value-type="string">
            <text:p text:style-name="P8">RF05</text:p>
          </table:table-cell>
          <table:table-cell table:style-name="Tabela1.A2" office:value-type="string">
            <text:p text:style-name="P8">Manter cadastro de clientes</text:p>
          </table:table-cell>
          <table:table-cell table:style-name="Tabela1.A2" office:value-type="string">
            <text:p text:style-name="P8">Agente</text:p>
          </table:table-cell>
          <table:table-cell table:style-name="Tabela1.D2" office:value-type="string">
            <text:p text:style-name="P8">O sistema deve ser capaz de cadastrar e alterar cadastros de clientes. Cada cadastro deve conter: nome completo, CPF e foto do documento de identificação, data de nascimento/idade, endereço, trabalho, renda, acompanhantes(nome, documento, data de nascimento) e eventuais observações.</text:p>
          </table:table-cell>
        </table:table-row>
        <table:table-row table:style-name="TableLine2890765967920">
          <table:table-cell table:style-name="Tabela1.A2" office:value-type="string">
            <text:p text:style-name="P8">RF06</text:p>
          </table:table-cell>
          <table:table-cell table:style-name="Tabela1.A2" office:value-type="string">
            <text:p text:style-name="P8">Manter o cadastro de destinos</text:p>
          </table:table-cell>
          <table:table-cell table:style-name="Tabela1.A2" office:value-type="string">
            <text:p text:style-name="P8">Agente</text:p>
          </table:table-cell>
          <table:table-cell table:style-name="Tabela1.D2" office:value-type="string">
            <text:p text:style-name="P8">O sistema deve ser capaz de cadastrar e alterar cadastros de destinos. Cada destino deve possuir um nome, características principais e a quantidade de clientes que já compraram uma viagem para lá.</text:p>
          </table:table-cell>
        </table:table-row>
        <table:table-row table:style-name="TableLine2890765973904">
          <table:table-cell table:style-name="Tabela1.A2" office:value-type="string">
            <text:p text:style-name="P8">RF07</text:p>
          </table:table-cell>
          <table:table-cell table:style-name="Tabela1.A2" office:value-type="string">
            <text:p text:style-name="P8">Manter cadastro de vendas/viagens</text:p>
          </table:table-cell>
          <table:table-cell table:style-name="Tabela1.A2" office:value-type="string">
            <text:p text:style-name="P8">Agente</text:p>
          </table:table-cell>
          <table:table-cell table:style-name="Tabela1.D2" office:value-type="string">
            <text:p text:style-name="P8">O sistema deve ser capaz de cadastrar e excluir vendas/viagens. Cada venda deve incluir: destino, hotel, data de embarque, data de venda, <text:soft-page-break/>valor da tarifa, valor das taxas,valor do over, valor total, número do orçamento, operadora, agente que realizou a venda, número de noites da viagem, cliente e eventuais observações.</text:p>
          </table:table-cell>
        </table:table-row>
        <table:table-row table:style-name="TableLine2890765962752">
          <table:table-cell table:style-name="Tabela1.A2" office:value-type="string">
            <text:p text:style-name="P8">RF08</text:p>
          </table:table-cell>
          <table:table-cell table:style-name="Tabela1.A2" office:value-type="string">
            <text:p text:style-name="P8">Criar carta</text:p>
          </table:table-cell>
          <table:table-cell table:style-name="Tabela1.A2" office:value-type="string">
            <text:p text:style-name="P8">Agente</text:p>
          </table:table-cell>
          <table:table-cell table:style-name="Tabela1.D2" office:value-type="string">
            <text:p text:style-name="P8">O sistema deve ser capaz de criar uma carta em formato pdf personalizada para cada venda. A carta deve conter um texto previamente definido mas adaptado com o nome do cliente e seus acompanhantes e também com o destino da viagem.</text:p>
          </table:table-cell>
        </table:table-row>
        <table:table-row table:style-name="TableLine2890765963568">
          <table:table-cell table:style-name="Tabela1.A2" office:value-type="string">
            <text:p text:style-name="P8">RF09</text:p>
          </table:table-cell>
          <table:table-cell table:style-name="Tabela1.A2" office:value-type="string">
            <text:p text:style-name="P8">Manter cadastro de interesses</text:p>
          </table:table-cell>
          <table:table-cell table:style-name="Tabela1.A2" office:value-type="string">
            <text:p text:style-name="P8">Agente</text:p>
          </table:table-cell>
          <table:table-cell table:style-name="Tabela1.D2" office:value-type="string">
            <text:p text:style-name="P8">O sistema deve ser capaz de cadastrar e alterar cadastros de interesses. Os interesses devem conter um cliente interessado em algum destino ou um cliente interessado em alguma data. Deve ser permitido cadastrar um interesse com um cliente genérico (que não possua cadastro, apenas um nome) e também deve ser possível filtrar os interesses tanto por destino quanto por data.</text:p>
          </table:table-cell>
        </table:table-row>
        <table:table-row table:style-name="TableLine2890765972000">
          <table:table-cell table:style-name="Tabela1.A2" office:value-type="string">
            <text:p text:style-name="P8">RF10</text:p>
          </table:table-cell>
          <table:table-cell table:style-name="Tabela1.A2" office:value-type="string">
            <text:p text:style-name="P8">Gerar relatório por funcionário</text:p>
          </table:table-cell>
          <table:table-cell table:style-name="Tabela1.A2" office:value-type="string">
            <text:p text:style-name="P8">Administrador</text:p>
          </table:table-cell>
          <table:table-cell table:style-name="Tabela1.D2" office:value-type="string">
            <text:p text:style-name="P8">O sistema deve ser capaz de gerar um relatório para cada um de seus agentes cadastrados ou de todos ao mesmo tempo. As informações que o relatório deve conter e a data que ele deve compreender precisam ser selecionadas antes de gerá-lo. O relatório pode conter número de vendas, detalhamento de cada venda efetuada(destino, valor, cliente, data, número do orçamento, número de noites), valor total das vendas no período e cálculo do salário do agente a partir de sua comissão;</text:p>
          </table:table-cell>
        </table:table-row>
        <table:table-row table:style-name="TableLine2890765963840">
          <table:table-cell table:style-name="Tabela1.A2" office:value-type="string">
            <text:p text:style-name="P8">RF11</text:p>
          </table:table-cell>
          <table:table-cell table:style-name="Tabela1.A2" office:value-type="string">
            <text:p text:style-name="P8">Gerar relatório por destino</text:p>
          </table:table-cell>
          <table:table-cell table:style-name="Tabela1.A2" office:value-type="string">
            <text:p text:style-name="P8">Administrador</text:p>
          </table:table-cell>
          <table:table-cell table:style-name="Tabela1.D2" office:value-type="string">
            <text:p text:style-name="P8">O sistema deve ser capaz de gerar um relatório para cada um de seus destinos cadastrados. As informações que o relatório deve conter e a data que ele deve compreender precisam ser selecionadas antes de gerá-lo. O relatório pode conter número de noites vendidas para aquele destino, número de vendas que cada agente fez para aquele destino, clientes que compraram para aquele destino, valores total e individuais de cada venda feita para o respectivo destino e número de interessados naquele destino.</text:p>
          </table:table-cell>
        </table:table-row>
        <table:table-row table:style-name="TableLine2890765960032">
          <table:table-cell table:style-name="Tabela1.A2" office:value-type="string">
            <text:p text:style-name="P8">RF12</text:p>
          </table:table-cell>
          <table:table-cell table:style-name="Tabela1.A2" office:value-type="string">
            <text:p text:style-name="P8">Gerar relatório geral</text:p>
          </table:table-cell>
          <table:table-cell table:style-name="Tabela1.A2" office:value-type="string">
            <text:p text:style-name="P8">Administrador</text:p>
          </table:table-cell>
          <table:table-cell table:style-name="Tabela1.D2" office:value-type="string">
            <text:p text:style-name="P8">O sistema deve ser capaz de gerar um relatório geral da agência. As informações que o relatório deve conter e a data que ele deve compreender precisam ser selecionadas antes de gerá-lo. O relatório pode conter número total de viagens vendidas, valor total de vendas, destino mais vendido, detalhamento de cada venda(destino, valor, cliente, data, número do orçamento, <text:soft-page-break/>número de noites, agente que vendeu).</text:p>
          </table:table-cell>
        </table:table-row>
      </table:table>
      <text:p text:style-name="P9"/>
      <text:h text:style-name="ABNT_20_-_20_Título_20_1" text:outline-level="1"><text:bookmark-start text:name="__RefHeading__627_1891838044"/>GithuB<text:bookmark-end text:name="__RefHeading__627_1891838044"/></text:h>
      <text:p text:style-name="ABNT_20_-_20_Corpo_20_de_20_texto">O repositório digital do presente trabalho se encontra em:</text:p>
      <text:p text:style-name="ABNT_20_-_20_Corpo_20_de_20_texto"><text:a xlink:type="simple" xlink:href="https://github.com/LuizHRF/Trabalho_Integrador" office:target-frame-name="_top" xlink:show="replace" text:style-name="Internet_20_link" text:visited-style-name="Visited_20_Internet_20_Link">https://github.com/LuizHRF/Trabalho_Integrador</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SimSun" svg:font-family="NSimSun"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ucida Sans" svg:font-family="'Lucida Sans'"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7.999cm" fo:margin-right="0cm" fo:text-align="justify" style:justify-single-word="false" fo:hyphenation-ladder-count="no-limit" fo:text-indent="0cm" style:auto-text-indent="false">
        <style:tab-stops/>
      </style:paragraph-properties>
      <style:text-properties fo:hyphenate="false" loext:hyphenation-no-caps="false"/>
    </style:style>
    <style:style style:name="ABNT_20_-_20_Título_20_1" style:display-name="ABNT - Título 1" style:family="paragraph" style:parent-style-name="ABNT_20_-_20_Corpo_20_de_20_texto" style:next-style-name="ABNT_20_-_20_Corpo_20_de_20_texto" style:default-outline-level="1">
      <style:paragraph-properties fo:margin-top="0cm" fo:margin-bottom="0.9cm" style:contextual-spacing="false" fo:text-align="start" style:justify-single-word="false" fo:hyphenation-ladder-count="no-limit" fo:break-before="page" fo:keep-with-next="always"/>
      <style:text-properties fo:text-transform="uppercase" fo:font-weight="bold" style:font-weight-asian="bold" fo:hyphenate="false" loext:hyphenation-no-caps="false"/>
    </style:style>
    <style:style style:name="ABNT_20_-_20_Título_20_2" style:display-name="ABNT - Título 2" style:family="paragraph" style:parent-style-name="ABNT_20_-_20_Corpo_20_de_20_texto" style:next-style-name="ABNT_20_-_20_Corpo_20_de_20_texto" style:default-outline-level="2">
      <style:paragraph-properties fo:margin-top="0.9cm" fo:margin-bottom="0.9cm" style:contextual-spacing="false" fo:text-align="start" style:justify-single-word="false" fo:hyphenation-ladder-count="no-limit"/>
      <style:text-properties fo:text-transform="uppercase" fo:hyphenate="false" loext:hyphenation-no-caps="false"/>
    </style:style>
    <style:style style:name="ABNT_20_-_20_Título_20_3" style:display-name="ABNT - Título 3" style:family="paragraph" style:parent-style-name="ABNT_20_-_20_Corpo_20_de_20_texto" style:next-style-name="ABNT_20_-_20_Corpo_20_de_20_texto" style:default-outline-level="3">
      <style:paragraph-properties fo:margin-top="0.9cm" fo:margin-bottom="0.9cm" style:contextual-spacing="false" fo:text-align="start" style:justify-single-word="false" fo:hyphenation-ladder-count="no-limit"/>
      <style:text-properties fo:font-weight="bold" style:font-weight-asian="bold" fo:hyphenate="false" loext:hyphenation-no-caps="false"/>
    </style:style>
    <style:style style:name="ABNT_20_-_20_Título_20_4" style:display-name="ABNT - Título 4" style:family="paragraph" style:parent-style-name="ABNT_20_-_20_Corpo_20_de_20_texto" style:next-style-name="ABNT_20_-_20_Corpo_20_de_20_texto" style:default-outline-level="4">
      <style:paragraph-properties fo:margin-top="0.9cm" fo:margin-bottom="0.9cm" style:contextual-spacing="false" fo:text-align="start" style:justify-single-word="false" fo:hyphenation-ladder-count="no-limit"/>
      <style:text-properties fo:hyphenate="false" loext:hyphenation-no-caps="false"/>
    </style:style>
    <style:style style:name="ABNT_20_-_20_Título_20_5" style:display-name="ABNT - Título 5" style:family="paragraph" style:parent-style-name="ABNT_20_-_20_Corpo_20_de_20_texto" style:next-style-name="ABNT_20_-_20_Corpo_20_de_20_texto" style:default-outline-level="5">
      <style:paragraph-properties fo:margin-top="0.9cm" fo:margin-bottom="0.9cm" style:contextual-spacing="false" fo:text-align="start" style:justify-single-word="false" fo:hyphenation-ladder-count="no-limit"/>
      <style:text-properties fo:font-style="italic" style:font-style-asian="italic" fo:hyphenate="false" loext:hyphenation-no-caps="false"/>
    </style:style>
    <style:style style:name="ABNT_20_-_20_Título_20_6" style:display-name="ABNT - Título 6" style:family="paragraph" style:parent-style-name="ABNT_20_-_20_Corpo_20_de_20_texto" style:next-style-name="ABNT_20_-_20_Corpo_20_de_20_texto" style:default-outline-level="6">
      <style:paragraph-properties fo:margin-left="0cm" fo:margin-right="0cm" fo:margin-top="0cm" fo:margin-bottom="0.9cm" style:contextual-spacing="false" fo:text-align="center" style:justify-single-word="false" fo:hyphenation-ladder-count="no-limit" fo:text-indent="0cm" style:auto-text-indent="false" fo:break-before="page"/>
      <style:text-properties fo:font-weight="bold" style:font-weight-asian="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list-style-name=""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list-style-name="" style:class="text">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list-style-name="" style:class="text">
      <style:paragraph-properties fo:margin-top="0.247cm" fo:margin-bottom="0cm"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list-style-name=""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fo:hyphenation-ladder-count="no-limit"/>
      <style:text-properties fo:font-weight="bold" style:font-weight-asian="bold" style:font-weight-complex="bold"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ABNT_20_-_20_Corpo_20_de_20_texto" style:display-name="ABNT - Corpo de texto" style:family="paragraph" style:parent-style-name="Standard">
      <style:paragraph-properties fo:margin-left="0cm" fo:margin-right="0cm" fo:line-height="150%" fo:hyphenation-ladder-count="no-limit" fo:text-indent="1.251cm" style:auto-text-indent="false">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ABNT_20_-_20_Capa" style:display-name="ABNT - Capa" style:family="paragraph" style:parent-style-name="ABNT_20_-_20_Corpo_20_de_20_texto">
      <style:paragraph-properties fo:margin-left="0cm" fo:margin-right="0cm" fo:text-align="center" style:justify-single-word="false" fo:hyphenation-ladder-count="no-limit" fo:text-indent="0cm" style:auto-text-indent="false"/>
      <style:text-properties fo:text-transform="uppercase" fo:font-weight="bold" style:font-weight-asian="bold" fo:hyphenate="false" loext:hyphenation-no-caps="false"/>
    </style:style>
    <style:style style:name="ABNT_20_-_20_Natureza_20_do_20_trabalho" style:display-name="ABNT - Natureza do trabalho" style:family="paragraph" style:parent-style-name="Standard">
      <style:paragraph-properties fo:hyphenation-ladder-count="no-limit"/>
      <style:text-properties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fo:hyphenate="false" loext:hyphenation-no-caps="false"/>
    </style:style>
    <style:style style:name="ABNT_20_-_20_Folha_20_de_20_aprovação" style:display-name="ABNT - Folha de aprovação" style:family="paragraph" style:parent-style-name="ABNT_20_-_20_Capa">
      <style:paragraph-properties fo:hyphenation-ladder-count="no-limit"/>
      <style:text-properties fo:font-weight="normal" style:font-weight-asian="normal" fo:hyphenate="false" loext:hyphenation-no-caps="false"/>
    </style:style>
    <style:style style:name="ABNT_20_-_20_Dedicatória" style:display-name="ABNT - Dedicatória" style:family="paragraph" style:parent-style-name="Standard" style:next-style-name="ABNT_20_-_20_Corpo_20_de_20_texto">
      <style:paragraph-properties fo:line-height="150%" fo:hyphenation-ladder-count="no-limi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loext:hyphenation-no-caps="false"/>
    </style:style>
    <style:style style:name="ABNT_20_-_20_Títulos_20_centralizados" style:display-name="ABNT - Títulos centralizados" style:family="paragraph" style:parent-style-name="ABNT_20_-_20_Corpo_20_de_20_texto" style:next-style-name="ABNT_20_-_20_Corpo_20_de_20_texto">
      <style:paragraph-properties fo:margin-left="0cm" fo:margin-right="0cm" fo:margin-top="0cm" fo:margin-bottom="0.9cm" style:contextual-spacing="false" fo:text-align="center" style:justify-single-word="false" fo:hyphenation-ladder-count="no-limit" fo:text-indent="0cm" style:auto-text-indent="false"/>
      <style:text-properties fo:text-transform="uppercase" fo:font-weight="bold" style:font-weight-asian="bold" fo:hyphenate="false" loext:hyphenation-no-caps="false"/>
    </style:style>
    <style:style style:name="ABNT_20_-_20_Resumo" style:display-name="ABNT - Resumo" style:family="paragraph" style:parent-style-name="ABNT_20_-_20_Corpo_20_de_20_texto">
      <style:paragraph-properties fo:margin-left="0cm" fo:margin-right="0cm" fo:hyphenation-ladder-count="no-limit" fo:text-indent="0cm" style:auto-text-indent="false"/>
      <style:text-properties fo:hyphenate="false" loext:hyphenation-no-caps="false"/>
    </style:style>
    <style:style style:name="ABNT_20_-_20_Citação_20_direta_20_longa" style:display-name="ABNT - Citação direta longa" style:family="paragraph" style:parent-style-name="ABNT_20_-_20_Corpo_20_de_20_texto" style:next-style-name="ABNT_20_-_20_Corpo_20_de_20_texto">
      <style:paragraph-properties fo:margin-left="4.001cm" fo:margin-right="0cm" fo:margin-top="1cm" fo:margin-bottom="1cm" style:contextual-spacing="false" fo:line-height="100%" fo:hyphenation-ladder-count="no-limit" fo:text-indent="0cm" style:auto-text-indent="false">
        <style:tab-stops/>
      </style:paragraph-properties>
      <style:text-properties fo:font-size="10pt" style:font-size-asian="10pt" fo:hyphenate="false" loext:hyphenation-no-caps="false"/>
    </style:style>
    <style:style style:name="Tabela_20_normal1" style:display-name="Tabela normal1" style:family="paragraph">
      <style:paragraph-properties fo:margin-top="0cm" fo:margin-bottom="0.353cm" style:contextual-spacing="false" fo:line-height="115%" fo:hyphenation-ladder-count="no-limit" style:vertical-align="auto"/>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loext:hyphenation-no-caps="false"/>
    </style:style>
    <style:style style:name="Citação_20_direta_20_longa" style:display-name="Citação direta longa" style:family="paragraph" style:parent-style-name="Text">
      <style:paragraph-properties fo:margin-left="4.001cm" fo:margin-right="0cm" fo:hyphenation-ladder-count="no-limit" fo:text-indent="0cm" style:auto-text-indent="false">
        <style:tab-stops/>
      </style:paragraph-properties>
      <style:text-properties fo:hyphenate="false" loext:hyphenation-no-caps="false"/>
    </style:style>
    <style:style style:name="Text" style:family="paragraph" style:parent-style-name="Caption" style:class="extra">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7.999cm" style:type="center"/>
          <style:tab-stop style:position="16cm"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Figure" style:family="paragraph" style:parent-style-name="Caption" style:class="extra">
      <style:paragraph-properties fo:margin-left="0cm" fo:margin-right="0cm" fo:margin-top="0cm" fo:margin-bottom="0cm" style:contextual-spacing="false" fo:line-height="150%"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loext:hyphenation-no-caps="false"/>
    </style:style>
    <style:style style:name="Contents_20_1" style:display-name="Contents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fo:text-transform="uppercase"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loext:hyphenation-no-caps="false"/>
    </style:style>
    <style:style style:name="Contents_20_2" style:display-name="Contents 2" style:family="paragraph" style:parent-style-name="Index" style:class="index">
      <style:paragraph-properties fo:margin-left="0cm" fo:margin-right="0cm" fo:line-height="150%" fo:hyphenation-ladder-count="no-limit" fo:text-indent="0cm" style:auto-text-indent="false">
        <style:tab-stops>
          <style:tab-stop style:position="15.501cm" style:type="right" style:leader-style="dotted" style:leader-text="."/>
        </style:tab-stops>
      </style:paragraph-properties>
      <style:text-properties fo:text-transform="uppercase"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Contents_20_3" style:display-name="Contents 3" style:family="paragraph" style:parent-style-name="Index" style:class="index">
      <style:paragraph-properties fo:margin-left="0cm" fo:margin-right="0cm" fo:line-height="150%" fo:hyphenation-ladder-count="no-limit" fo:text-indent="0cm" style:auto-text-indent="false">
        <style:tab-stops>
          <style:tab-stop style:position="15.002cm" style:type="right" style:leader-style="dotted" style:leader-text="."/>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loext:hyphenation-no-caps="false"/>
    </style:style>
    <style:style style:name="Contents_20_4" style:display-name="Contents 4" style:family="paragraph" style:parent-style-name="Index" style:class="index">
      <style:paragraph-properties fo:margin-left="0cm" fo:margin-right="0cm" fo:line-height="150%" fo:hyphenation-ladder-count="no-limit" fo:text-indent="0cm" style:auto-text-indent="false">
        <style:tab-stops>
          <style:tab-stop style:position="14.503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Contents_20_5" style:display-name="Contents 5" style:family="paragraph" style:parent-style-name="Index" style:class="index">
      <style:paragraph-properties fo:margin-left="0cm" fo:margin-right="0cm" fo:line-height="150%" fo:hyphenation-ladder-count="no-limit" fo:text-indent="0cm" style:auto-text-indent="false">
        <style:tab-stops>
          <style:tab-stop style:position="14.004cm" style:type="right" style:leader-style="dotted" style:leader-text="."/>
        </style:tab-stops>
      </style:paragraph-properties>
      <style:text-properties style:font-name="Times New Roman" fo:font-family="'Times New Roman'"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fo:hyphenate="false" loext:hyphenation-no-caps="false"/>
    </style:style>
    <style:style style:name="ABNT_20_-_20_Fonte_20_ilustrações" style:display-name="ABNT - Fonte ilustrações" style:family="paragraph" style:parent-style-name="ABNT_20_-_20_Corpo_20_de_20_texto" style:next-style-name="ABNT_20_-_20_Corpo_20_de_20_texto">
      <style:paragraph-properties fo:margin-left="0cm" fo:margin-right="0cm" fo:line-height="100%" fo:text-align="center" style:justify-single-word="false" fo:hyphenation-ladder-count="no-limit" fo:text-indent="0cm" style:auto-text-indent="false"/>
      <style:text-properties fo:font-size="10pt" style:font-size-asian="10pt" fo:hyphenate="false" loext:hyphenation-no-caps="false"/>
    </style:style>
    <style:style style:name="ABNT_20_-_20_Fontes_20_ilustrações" style:display-name="ABNT - Fontes ilustrações" style:family="paragraph" style:next-style-name="ABNT_20_-_20_Corpo_20_de_20_texto">
      <style:paragraph-properties fo:margin-top="0.101cm" fo:margin-bottom="0cm" style:contextual-spacing="false" fo:text-align="center" style:justify-single-word="false"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fo:hyphenate="false" loext:hyphenation-no-caps="false"/>
    </style:style>
    <style:style style:name="Referências" style:family="paragraph" style:parent-style-name="Standard">
      <style:paragraph-properties fo:hyphenation-ladder-count="no-limit"/>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fo:hyphenate="false" loext:hyphenation-no-caps="false"/>
    </style:style>
    <style:style style:name="ABNT_20_-_20_Referências" style:display-name="ABNT - Referências" style:family="paragraph" style:parent-style-name="ABNT_20_-_20_Corpo_20_de_20_texto">
      <style:paragraph-properties fo:margin-left="0cm" fo:margin-right="0cm" fo:margin-top="0cm" fo:margin-bottom="0.499cm" style:contextual-spacing="false" fo:line-height="100%" fo:text-align="start" style:justify-single-word="false" fo:hyphenation-ladder-count="no-limit" fo:text-indent="0cm" style:auto-text-indent="false"/>
      <style:text-properties fo:hyphenate="false" loext:hyphenation-no-caps="false"/>
    </style:style>
    <style:style style:name="Contents_20_6" style:display-name="Contents 6" style:family="paragraph" style:parent-style-name="Index" style:class="index">
      <style:paragraph-properties fo:margin-left="0cm" fo:margin-right="0cm" fo:line-height="150%" fo:text-align="start" style:justify-single-word="false" fo:hyphenation-ladder-count="no-limit" fo:text-indent="0cm" style:auto-text-indent="false">
        <style:tab-stops>
          <style:tab-stop style:position="13.504cm" style:type="right" style:leader-style="dotted" style:leader-text="."/>
        </style:tab-stops>
      </style:paragraph-properties>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 style:family="paragraph" style:parent-style-name="ABNT_20_-_20_Corpo_20_de_20_texto" style:class="extra">
      <style:paragraph-properties fo:margin-left="0cm" fo:margin-right="0cm" fo:text-align="center" style:justify-single-word="false" fo:hyphenation-ladder-count="no-limit" fo:text-indent="0cm" style:auto-text-indent="false"/>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ABNT_20_-_20_Fontes_20_tabelas" style:display-name="ABNT - Fontes tabelas" style:family="paragraph" style:parent-style-name="ABNT_20_-_20_Corpo_20_de_20_texto">
      <style:paragraph-properties fo:margin-left="0cm" fo:margin-right="0cm" fo:margin-top="0.101cm" fo:margin-bottom="0cm" style:contextual-spacing="false" fo:hyphenation-ladder-count="no-limit" fo:text-indent="0cm" style:auto-text-indent="false"/>
      <style:text-properties fo:font-size="10pt" style:font-size-asian="10pt" fo:hyphenate="false" loext:hyphenation-no-caps="false"/>
    </style:style>
    <style:style style:name="Quadro" style:family="paragraph" style:parent-style-name="Caption">
      <style:paragraph-properties fo:margin-left="0cm" fo:margin-right="0cm"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loext:hyphenation-no-caps="false"/>
    </style:style>
    <style:style style:name="Figure_20_Index_20_1" style:display-name="Figure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Table_20_index_20_1" style:display-name="Table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Gráfico" style:family="paragraph" style:parent-style-name="Caption">
      <style:paragraph-properties fo:margin-left="0cm" fo:margin-right="0cm" fo:margin-top="0cm" fo:margin-bottom="0.199cm" style:contextual-spacing="false" fo:line-height="150%" fo:text-align="center" style:justify-single-word="false" fo:hyphenation-ladder-count="no-limit" fo:text-indent="0cm" style:auto-text-indent="false">
        <style:tab-stops/>
      </style:paragraph-properties>
      <style:text-properties style:font-name="Times New Roman" fo:font-family="'Times New Roman'" style:font-family-generic="roman" style:font-pitch="variable" fo:font-style="normal" style:font-name-asian="Times New Roman" style:font-family-asian="'Times New Roman'" style:font-family-generic-asian="roman" style:font-pitch-asian="variable" style:font-style-asian="normal" style:font-name-complex="Times New Roman" style:font-family-complex="'Times New Roman'" style:font-family-generic-complex="roman" style:font-pitch-complex="variable" fo:hyphenate="false" loext:hyphenation-no-caps="false"/>
    </style:style>
    <style:style style:name="ABNT_20_-_20_Folha_20_de_20_aprovação_20_-_20_Banca" style:display-name="ABNT - Folha de aprovação - Banca" style:family="paragraph" style:parent-style-name="ABNT_20_-_20_Folha_20_de_20_aprovação">
      <style:paragraph-properties fo:line-height="100%" fo:hyphenation-ladder-count="no-limit"/>
      <style:text-properties fo:hyphenate="false" loext:hyphenation-no-caps="false"/>
    </style:style>
    <style:style style:name="ABNT_20_-_20_Epígrafe_20_citação_20_longa" style:display-name="ABNT - Epígrafe citação longa" style:family="paragraph" style:parent-style-name="ABNT_20_-_20_Dedicatória" style:next-style-name="ABNT_20_-_20_Corpo_20_de_20_texto">
      <style:paragraph-properties fo:margin-left="4.001cm" fo:margin-right="0cm" fo:line-height="100%" fo:hyphenation-ladder-count="no-limit" fo:text-indent="0cm" style:auto-text-indent="false">
        <style:tab-stops/>
      </style:paragraph-properties>
      <style:text-properties fo:font-size="10pt" style:font-size-asian="10pt" fo:hyphenate="false" loext:hyphenation-no-caps="false"/>
    </style:style>
    <style:style style:name="Título_20_de_20_índice_20_remissivo" style:display-name="Título de índice remissivo" style:family="paragraph" style:parent-style-name="Heading">
      <style:paragraph-properties fo:margin-left="0cm" fo:margin-right="0cm" fo:hyphenation-ladder-count="no-limit" fo:text-indent="0cm" style:auto-text-indent="false" text:number-lines="false" text:line-number="0">
        <style:tab-stops/>
      </style:paragraph-properties>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ítulo_20_de_20_índice_20_remissivo" style:class="index">
      <style:paragraph-properties fo:hyphenation-ladder-count="no-limit"/>
      <style:text-properties fo:hyphenate="false" loext:hyphenation-no-caps="false"/>
    </style:style>
    <style:style style:name="User_20_Index_20_1" style:display-name="User Index 1" style:family="paragraph" style:parent-style-name="Index" style:class="index">
      <style:paragraph-properties fo:margin-left="0cm" fo:margin-right="0cm" fo:line-height="150%" fo:hyphenation-ladder-count="no-limit" fo:text-indent="0cm" style:auto-text-indent="false">
        <style:tab-stops>
          <style:tab-stop style:position="16cm" style:type="right" style:leader-style="dotted" style:leader-text="."/>
        </style:tab-stops>
      </style:paragraph-properties>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ABNT_20_-_20_Lista_20_de_20_abreviaturas" style:display-name="ABNT - Lista de abreviaturas" style:family="paragraph" style:parent-style-name="ABNT_20_-_20_Corpo_20_de_20_texto">
      <style:paragraph-properties fo:margin-left="0cm" fo:margin-right="0cm" fo:text-align="start" style:justify-single-word="false" fo:hyphenation-ladder-count="no-limit" fo:text-indent="0cm" style:auto-text-indent="false"/>
      <style:text-properties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style:text-properties fo:font-weight="bold" style:font-weight-asian="bold" style:font-weight-complex="bold" fo:hyphenate="false" loext:hyphenation-no-caps="false"/>
    </style:style>
    <style:style style:name="Fonte_20_parág._20_padrão" style:display-name="Fonte parág. padrão" style:family="text"/>
    <style:style style:name="Folha_20_de_20_rosto_20_-_20_Natureza_20_do_20_trabalho" style:display-name="Folha de rosto - Natureza do trabalho" style:family="text">
      <style:text-properties style:font-name="Times New Roman" fo:font-family="'Times New Roman'" style:font-family-generic="roman" style:font-pitch="variable" fo:font-size="10pt" fo:font-weight="normal" style:font-name-asian="Times New Roman" style:font-family-asian="'Times New Roman'" style:font-family-generic-asian="roman" style:font-pitch-asian="variable" style:font-size-asian="10pt" style:font-weight-asian="normal" style:font-name-complex="Times New Roman" style:font-family-complex="'Times New Roman'" style:font-family-generic-complex="roman" style:font-pitch-complex="variable" style:font-weight-complex="norma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lha_20_de_20_rosto_20_-_20_Orientador" style:display-name="Folha de rosto - Orientador"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Numbering_20_Symbols" style:display-name="Numbering Symbols" style:family="text"/>
    <style:style style:name="Dedicatória_20_e_20_epígrafe" style:display-name="Dedicatória e epígrafe"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Texto_20_normal_20_do_20_trabalho" style:display-name="Texto normal do trabalho" style:family="text">
      <style:text-properties style:font-name="Times New Roman" fo:font-family="'Times New Roman'" style:font-family-generic="roman"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ABNT_20_-_20_Título_20_ilustrações" style:display-name="ABNT - Título ilustrações"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num-letter-sync="true">
        <style:list-level-properties text:list-level-position-and-space-mode="label-alignment">
          <style:list-level-label-alignment text:label-followed-by="listtab" fo:text-indent="-0.7cm" fo:margin-left="1.33cm"/>
        </style:list-level-properties>
      </text:list-level-style-number>
      <text:list-level-style-number text:level="2" text:style-name="Numbering_20_Symbols" style:num-suffix="." style:num-format="A" style:num-letter-sync="true">
        <style:list-level-properties text:list-level-position-and-space-mode="label-alignment">
          <style:list-level-label-alignment text:label-followed-by="listtab" fo:text-indent="-0.7cm" fo:margin-left="2.03cm"/>
        </style:list-level-properties>
      </text:list-level-style-number>
      <text:list-level-style-number text:level="3" text:style-name="Numbering_20_Symbols" style:num-suffix="." style:num-format="A" style:num-letter-sync="true">
        <style:list-level-properties text:list-level-position-and-space-mode="label-alignment">
          <style:list-level-label-alignment text:label-followed-by="listtab" fo:text-indent="-0.7cm" fo:margin-left="2.731cm"/>
        </style:list-level-properties>
      </text:list-level-style-number>
      <text:list-level-style-number text:level="4" text:style-name="Numbering_20_Symbols" style:num-suffix="." style:num-format="A" style:num-letter-sync="true">
        <style:list-level-properties text:list-level-position-and-space-mode="label-alignment">
          <style:list-level-label-alignment text:label-followed-by="listtab" fo:text-indent="-0.7cm" fo:margin-left="3.431cm"/>
        </style:list-level-properties>
      </text:list-level-style-number>
      <text:list-level-style-number text:level="5" text:style-name="Numbering_20_Symbols" style:num-suffix="." style:num-format="A" style:num-letter-sync="true">
        <style:list-level-properties text:list-level-position-and-space-mode="label-alignment">
          <style:list-level-label-alignment text:label-followed-by="listtab" fo:text-indent="-0.7cm" fo:margin-left="4.131cm"/>
        </style:list-level-properties>
      </text:list-level-style-number>
      <text:list-level-style-number text:level="6" text:style-name="Numbering_20_Symbols" style:num-suffix="." style:num-format="A" style:num-letter-sync="true">
        <style:list-level-properties text:list-level-position-and-space-mode="label-alignment">
          <style:list-level-label-alignment text:label-followed-by="listtab" fo:text-indent="-0.7cm" fo:margin-left="4.831cm"/>
        </style:list-level-properties>
      </text:list-level-style-number>
      <text:list-level-style-number text:level="7" text:style-name="Numbering_20_Symbols" style:num-suffix="." style:num-format="A" style:num-letter-sync="true">
        <style:list-level-properties text:list-level-position-and-space-mode="label-alignment">
          <style:list-level-label-alignment text:label-followed-by="listtab" fo:text-indent="-0.7cm" fo:margin-left="5.532cm"/>
        </style:list-level-properties>
      </text:list-level-style-number>
      <text:list-level-style-number text:level="8" text:style-name="Numbering_20_Symbols" style:num-suffix="." style:num-format="A" style:num-letter-sync="true">
        <style:list-level-properties text:list-level-position-and-space-mode="label-alignment">
          <style:list-level-label-alignment text:label-followed-by="listtab" fo:text-indent="-0.7cm" fo:margin-left="6.232cm"/>
        </style:list-level-properties>
      </text:list-level-style-number>
      <text:list-level-style-number text:level="9" text:style-name="Numbering_20_Symbols" style:num-suffix="." style:num-format="A" style:num-letter-sync="true">
        <style:list-level-properties text:list-level-position-and-space-mode="label-alignment">
          <style:list-level-label-alignment text:label-followed-by="listtab" fo:text-indent="-0.7cm" fo:margin-left="6.93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fo:text-indent="-1cm" fo:margin-left="2.03cm"/>
        </style:list-level-properties>
      </text:list-level-style-number>
      <text:list-level-style-number text:level="3" text:style-name="Numbering_20_Symbols" style:num-suffix=")" style:num-format="a" style:num-letter-sync="true" text:start-value="3">
        <style:list-level-properties text:list-level-position-and-space-mode="label-alignment" fo:text-align="end">
          <style:list-level-label-alignment text:label-followed-by="listtab"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fo:text-indent="-0.395cm" fo:margin-left="3.976cm"/>
        </style:list-level-properties>
        <style:text-properties fo:font-family="OpenSymbol" style:font-charset="x-symbol"/>
      </text:list-level-style-bullet>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_5f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style:font-name="Times New Roman"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MP1"><text:span text:style-name="Fonte_20_parág._20_padrão"><text:span text:style-name="MT1"><text:page-number text:select-page="current">8</text:page-number></text:span></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5.2$Windows_X86_64 LibreOffice_project/64390860c6cd0aca4beafafcfd84613dd9dfb63a</meta:generator>
    <meta:creation-date>2020-11-12T13:33:00Z</meta:creation-date>
    <dc:date>2023-09-26T15:59:04.713000000</dc:date>
    <meta:editing-cycles>65</meta:editing-cycles>
    <meta:editing-duration>PT10H23M47S</meta:editing-duration>
    <meta:document-statistic meta:table-count="1" meta:image-count="0" meta:object-count="0" meta:page-count="8" meta:paragraph-count="90" meta:word-count="1081" meta:character-count="6909" meta:non-whitespace-character-count="5922"/>
    <meta:template xlink:type="simple" xlink:actuate="onRequest" xlink:title="" xlink:href="../../AppData/Local/Temp/Tempadafdece-8ee7-4efa-af1c-6764021feedc_Trabalho_Integrador-main.zip/Trabalho_Integrador-main/Documentação/TRABALHO%20INTEGRADR%20-%20PARTE%201.odt/Normal"/>
  </office:meta>
</office:document-meta>
</file>